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2.061cm" style:rel-column-width="46500*"/>
    </style:style>
    <style:style style:name="Таблица2.B" style:family="table-column">
      <style:table-column-properties style:column-width="4.937cm" style:rel-column-width="19035*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language="en" fo:country="US"/>
    </style:style>
    <style:style style:name="P3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fo:language="en" fo:country="US"/>
    </style:style>
    <style:style style:name="P6" style:family="paragraph" style:parent-style-name="Standard">
      <style:paragraph-properties fo:text-align="start" style:justify-single-word="false" fo:padding="0cm" fo:border="none" style:shadow="none" style:join-border="false"/>
      <style:text-properties fo:language="en" fo:country="US"/>
    </style:style>
    <style:style style:name="P7" style:family="paragraph" style:parent-style-name="Table_20_Contents">
      <style:paragraph-properties fo:text-align="start" style:justify-single-word="false"/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Table_20_Contents">
      <style:paragraph-properties fo:text-align="end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asp_date" text:name="rasp_date"/>
        <text:user-field-decl office:value-type="string" office:string-value="comment" text:name="comment"/>
        <text:user-field-decl office:value-type="string" office:string-value="itogo" text:name="itogo"/>
        <text:user-field-decl office:value-type="string" office:string-value="ruk_dolzh" text:name="ruk_dolzh"/>
        <text:user-field-decl office:value-type="string" office:string-value="ruk_name" text:name="ruk_name"/>
        <text:user-field-decl office:value-type="string" office:string-value="isp_dolzh" text:name="isp_dolzh"/>
        <text:user-field-decl office:value-type="string" office:string-value="isp_name" text:name="isp_name"/>
        <text:user-field-decl office:value-type="string" office:string-value="main_fld" text:name="main_fld"/>
      </text:user-field-decls>
      <text:p text:style-name="P4"/>
      <text:p text:style-name="P2">Text Text Text Text Text Text</text:p>
      <text:p text:style-name="P2">Text Text Text Text</text:p>
      <text:p text:style-name="P1"/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>
            <text:p text:style-name="P7">111</text:p>
          </table:table-cell>
          <table:table-cell office:value-type="string">
            <text:p text:style-name="P8">222</text:p>
          </table:table-cell>
        </table:table-row>
      </table:table>
      <text:p text:style-name="P2"/>
      <text:p text:style-name="P2">Text Text Text Text Text Text</text:p>
      <text:p text:style-name="P3">Text Text Text Tex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5:09:06.50</dc:date>
    <meta:editing-duration>PT01H24M19S</meta:editing-duration>
    <meta:editing-cycles>15</meta:editing-cycles>
    <meta:generator>OpenOffice.org/3.1$Win32 OpenOffice.org_project/310m11$Build-9399</meta:generator>
    <meta:document-statistic meta:table-count="1" meta:image-count="0" meta:object-count="0" meta:page-count="1" meta:paragraph-count="6" meta:word-count="22" meta:character-count="102"/>
  </office:meta>
</office:document-meta>
</file>